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559cm" table:align="left"/>
    </style:style>
    <style:style style:name="Table1.A" style:family="table-column">
      <style:table-column-properties style:column-width="3.63cm"/>
    </style:style>
    <style:style style:name="Table1.B" style:family="table-column">
      <style:table-column-properties style:column-width="11.92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efaf4" officeooo:paragraph-rsid="001efaf4"/>
    </style:style>
    <style:style style:name="P2" style:family="paragraph" style:parent-style-name="Standard">
      <style:paragraph-properties fo:text-align="center" style:justify-single-word="false"/>
      <style:text-properties officeooo:rsid="001efaf4" officeooo:paragraph-rsid="001efaf4"/>
    </style:style>
    <style:style style:name="P3" style:family="paragraph" style:parent-style-name="Standard">
      <style:paragraph-properties fo:text-align="center" style:justify-single-word="false"/>
      <style:text-properties fo:font-size="16pt" officeooo:rsid="001efaf4" officeooo:paragraph-rsid="001efaf4" style:font-size-asian="16pt" style:font-size-complex="16pt"/>
    </style:style>
    <style:style style:name="P4" style:family="paragraph" style:parent-style-name="Standard">
      <style:text-properties officeooo:paragraph-rsid="001efaf4"/>
    </style:style>
    <style:style style:name="P5" style:family="paragraph" style:parent-style-name="Heading_20_3">
      <style:text-properties officeooo:paragraph-rsid="001efaf4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cm" fo:margin-bottom="0.499cm" style:contextual-spacing="false"/>
    </style:style>
    <style:style style:name="P9" style:family="paragraph" style:parent-style-name="Preformatted_20_Text" style:list-style-name="L4">
      <style:paragraph-properties fo:margin-top="0cm" fo:margin-bottom="0.499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2af4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Despliegue de Aplicaciones Web</text:p>
      <text:p text:style-name="P2">Oscar Pereira</text:p>
      <text:p text:style-name="P2"/>
      <text:p text:style-name="P3">Apuntes <text:span text:style-name="T1">Apache</text:span></text:p>
      <text:p text:style-name="P1"/>
      <text:h text:style-name="P5" text:outline-level="3"><text:span text:style-name="Strong_20_Emphasis">Apache Web Server</text:span></text:h>
      <text:p text:style-name="Horizontal_20_Line"/>
      <text:h text:style-name="Heading_20_4" text:outline-level="4"><text:span text:style-name="Strong_20_Emphasis">1. Conceptos Básicos</text:span></text:h>
      <text:list text:style-name="L1">
        <text:list-item>
          <text:p text:style-name="P10"><text:span text:style-name="Strong_20_Emphasis">Apache</text:span>: Servidor web de código abierto (Apache License), mantenido por la comunidad y la <text:span text:style-name="Emphasis">Apache Software Foundation</text:span>.</text:p>
        </text:list-item>
        <text:list-item>
          <text:p text:style-name="P10"><text:span text:style-name="Strong_20_Emphasis">Popularidad</text:span>: Líder desde 1996, actualmente compite con Nginx.</text:p>
        </text:list-item>
        <text:list-item>
          <text:p text:style-name="P10"><text:span text:style-name="Strong_20_Emphasis">Arquitectura Modular</text:span>:</text:p>
          <text:list>
            <text:list-item>
              <text:p text:style-name="P10"><text:span text:style-name="Strong_20_Emphasis">Core</text:span>: Funcionalidad básica.</text:p>
            </text:list-item>
            <text:list-item>
              <text:p text:style-name="P10"><text:span text:style-name="Strong_20_Emphasis">Módulos</text:span>: Se añaden para extender capacidades (ej: autenticación, SSL)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Instalación y Comandos Básicos (Ubuntu/Debian)</text:span></text:h>
      <text:p text:style-name="Preformatted_20_Text">sudo apt install apache2 <text:s text:c="9"/># Instalar</text:p>
      <text:p text:style-name="Preformatted_20_Text">sudo systemctl start apache2 <text:s text:c="5"/># Iniciar</text:p>
      <text:p text:style-name="Preformatted_20_Text">sudo systemctl stop apache2 <text:s text:c="6"/># Detener</text:p>
      <text:p text:style-name="Preformatted_20_Text">sudo systemctl restart apache2 <text:s text:c="3"/># Reiniciar</text:p>
      <text:p text:style-name="P6">sudo systemctl status apache2 <text:s text:c="4"/># Ver estado</text:p>
      <text:p text:style-name="Horizontal_20_Line"/>
      <text:h text:style-name="Heading_20_4" text:outline-level="4"><text:span text:style-name="Strong_20_Emphasis">3. Estructura de Directorios en </text:span><text:span text:style-name="Strong_20_Emphasis"><text:span text:style-name="Source_20_Text">/etc/apache2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Directorio/Archivo</text:span></text:p>
            </table:table-cell>
            <table:table-cell table:style-name="Table1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pache2.conf</text:span></text:p>
          </table:table-cell>
          <table:table-cell table:style-name="Table1.A1" office:value-type="string">
            <text:p text:style-name="Table_20_Contents">Archivo de configuración principa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rts.conf</text:span></text:p>
          </table:table-cell>
          <table:table-cell table:style-name="Table1.A1" office:value-type="string">
            <text:p text:style-name="Table_20_Contents">Define puertos de escucha (ej: <text:span text:style-name="Source_20_Text">Listen 80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s-available/</text:span></text:p>
          </table:table-cell>
          <table:table-cell table:style-name="Table1.A1" office:value-type="string">
            <text:p text:style-name="Table_20_Contents">Almacena configuraciones de <text:span text:style-name="Emphasis">Virtual Hosts</text:span> (sitios web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s-enabled/</text:span></text:p>
          </table:table-cell>
          <table:table-cell table:style-name="Table1.A1" office:value-type="string">
            <text:p text:style-name="Table_20_Contents">Enlaces simbólicos a los sitios activos (habilitados con <text:span text:style-name="Source_20_Text">a2ensite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s-available/</text:span></text:p>
          </table:table-cell>
          <table:table-cell table:style-name="Table1.A1" office:value-type="string">
            <text:p text:style-name="Table_20_Contents">Configuraciones de módulos disponib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s-enabled/</text:span></text:p>
          </table:table-cell>
          <table:table-cell table:style-name="Table1.A1" office:value-type="string">
            <text:p text:style-name="Table_20_Contents">Módulos activos (habilitados con <text:span text:style-name="Source_20_Text">a2enmod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f-available/</text:span></text:p>
          </table:table-cell>
          <table:table-cell table:style-name="Table1.A1" office:value-type="string">
            <text:p text:style-name="Table_20_Contents">Archivos de configuración adiciona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f-enabled/</text:span></text:p>
          </table:table-cell>
          <table:table-cell table:style-name="Table1.A1" office:value-type="string">
            <text:p text:style-name="Table_20_Contents">Configuraciones adicionales activas.</text:p>
          </table:table-cell>
        </table:table-row>
      </table:table>
      <text:p text:style-name="Horizontal_20_Line"/>
      <text:h text:style-name="Heading_20_4" text:outline-level="4"><text:span text:style-name="Strong_20_Emphasis">4. Configuración y Directivas</text:span></text:h>
      <text:list text:style-name="L2">
        <text:list-item>
          <text:p text:style-name="P11"><text:span text:style-name="Strong_20_Emphasis">Directivas</text:span>: Instrucciones en archivos de texto que controlan el comportamiento de Apache.</text:p>
          <text:list>
            <text:list-item>
              <text:p text:style-name="P11">Ejemplos: <text:span text:style-name="Source_20_Text">KeepAlive</text:span>, <text:span text:style-name="Source_20_Text">KeepAliveTimeout</text:span>, <text:span text:style-name="Source_20_Text">MaxKeepAliveRequests</text:span>.</text:p>
            </text:list-item>
          </text:list>
        </text:list-item>
        <text:list-item>
          <text:p text:style-name="P11"><text:span text:style-name="Strong_20_Emphasis">Contenedores</text:span>: Agrupan directivas para aplicarlas a ámbitos específicos:</text:p>
          <text:list>
            <text:list-item>
              <text:p text:style-name="P11"><text:soft-page-break/><text:span text:style-name="Source_20_Text">&lt;Directory&gt;</text:span>, <text:span text:style-name="Source_20_Text">&lt;Files&gt;</text:span>, <text:span text:style-name="Source_20_Text">&lt;Location&gt;</text:span>, <text:span text:style-name="Source_20_Text">&lt;VirtualHost&gt;</text:span>.</text:p>
            </text:list-item>
          </text:list>
        </text:list-item>
        <text:list-item>
          <text:p text:style-name="P11"><text:span text:style-name="Strong_20_Emphasis">Orden de Aplicación</text:span>:</text:p>
          <text:list>
            <text:list-item text:start-value="1">
              <text:p text:style-name="P11"><text:span text:style-name="Source_20_Text">&lt;Directory&gt;</text:span> (más general a más específico).</text:p>
            </text:list-item>
            <text:list-item>
              <text:p text:style-name="P11"><text:span text:style-name="Source_20_Text">&lt;Files&gt;</text:span>.</text:p>
            </text:list-item>
            <text:list-item>
              <text:p text:style-name="P11"><text:span text:style-name="Source_20_Text">&lt;Location&gt;</text:span>.</text:p>
            </text:list-item>
            <text:list-item>
              <text:p text:style-name="P11"><text:span text:style-name="Source_20_Text">&lt;VirtualHost&gt;</text:span> (sobreescribe configuraciones globales)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Hosts Virtuales (Virtual Hosts)</text:span></text:h>
      <text:list text:style-name="L3">
        <text:list-item>
          <text:p text:style-name="P12"><text:span text:style-name="Strong_20_Emphasis">Función</text:span>: Alojar múltiples sitios web en un mismo servidor.</text:p>
        </text:list-item>
        <text:list-item>
          <text:p text:style-name="P12"><text:span text:style-name="Strong_20_Emphasis">Pasos Clave</text:span>:</text:p>
          <text:list>
            <text:list-item>
              <text:p text:style-name="P12">Crear archivo en <text:span text:style-name="Source_20_Text">/etc/apache2/sites-available/</text:span>.</text:p>
            </text:list-item>
            <text:list-item>
              <text:p text:style-name="P12">Habilitar con <text:span text:style-name="Source_20_Text">a2ensite</text:span>.</text:p>
            </text:list-item>
            <text:list-item>
              <text:p text:style-name="P12">Reiniciar Apache.</text:p>
            </text:list-item>
          </text:list>
        </text:list-item>
        <text:list-item>
          <text:p text:style-name="P12"><text:span text:style-name="Strong_20_Emphasis">Ejemplo de Configuración</text:span>:</text:p>
          <text:p text:style-name="P7">&lt;VirtualHost *:80&gt;</text:p>
          <text:p text:style-name="P7"><text:s text:c="4"/>ServerAdmin admin@example.com</text:p>
          <text:p text:style-name="P7"><text:s text:c="4"/>ServerName example.com</text:p>
          <text:p text:style-name="P7"><text:s text:c="4"/>DocumentRoot /var/www/example</text:p>
          <text:p text:style-name="P8">&lt;/VirtualHost&gt;</text:p>
        </text:list-item>
      </text:list>
      <text:p text:style-name="Horizontal_20_Line"/>
      <text:h text:style-name="Heading_20_4" text:outline-level="4"><text:span text:style-name="Strong_20_Emphasis">6. Prácticas Recomendadas</text:span></text:h>
      <text:list text:style-name="L4">
        <text:list-item>
          <text:p text:style-name="P13"><text:span text:style-name="Strong_20_Emphasis">Copias de Seguridad</text:span>: Antes de modificar archivos críticos (<text:span text:style-name="Source_20_Text">apache2.conf</text:span>, <text:span text:style-name="Source_20_Text">000-default.conf</text:span>).</text:p>
        </text:list-item>
        <text:list-item>
          <text:p text:style-name="P13"><text:span text:style-name="Strong_20_Emphasis">Reinicio Post-Cambios</text:span>: Usar <text:span text:style-name="Source_20_Text">systemctl restart apache2</text:span> para aplicar modificaciones.</text:p>
        </text:list-item>
        <text:list-item>
          <text:p text:style-name="P13"><text:span text:style-name="Strong_20_Emphasis">Verificación de Sintaxis</text:span>:</text:p>
          <text:p text:style-name="P14"><text:s/></text:p>
          <text:p text:style-name="P9">sudo apache2ctl configtest <text:s/># Detecta errores en la configuración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47:49.958806080</meta:creation-date>
    <dc:date>2025-01-29T23:12:21.122020467</dc:date>
    <meta:editing-duration>PT30M38S</meta:editing-duration>
    <meta:editing-cycles>15</meta:editing-cycles>
    <meta:generator>LibreOffice/24.2.7.2$Linux_X86_64 LibreOffice_project/420$Build-2</meta:generator>
    <meta:document-statistic meta:table-count="1" meta:image-count="0" meta:object-count="0" meta:page-count="2" meta:paragraph-count="64" meta:word-count="301" meta:character-count="2306" meta:non-whitespace-character-count="2056"/>
  </office:meta>
</office:document-meta>
</file>